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statusbar/" manifest:media-type=""/>
  <manifest:file-entry manifest:full-path="Object 1/accelerator/" manifest:media-type=""/>
  <manifest:file-entry manifest:full-path="Object 1/floater/" manifest:media-type=""/>
  <manifest:file-entry manifest:full-path="Object 1/popupmenu/" manifest:media-type=""/>
  <manifest:file-entry manifest:full-path="Object 1/content.xml" manifest:media-type="text/xml"/>
  <manifest:file-entry manifest:full-path="Object 1/progressbar/" manifest:media-type=""/>
  <manifest:file-entry manifest:full-path="Object 1/toolpanel/" manifest:media-type=""/>
  <manifest:file-entry manifest:full-path="Object 1/menubar/" manifest:media-type=""/>
  <manifest:file-entry manifest:full-path="Object 1/toolbar/" manifest:media-type=""/>
  <manifest:file-entry manifest:full-path="Object 1/images/Bitmaps/" manifest:media-type=""/>
  <manifest:file-entry manifest:full-path="Object 1/images/" manifest:media-type="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statusbar/" manifest:media-type=""/>
  <manifest:file-entry manifest:full-path="Object 2/accelerator/" manifest:media-type=""/>
  <manifest:file-entry manifest:full-path="Object 2/floater/" manifest:media-type=""/>
  <manifest:file-entry manifest:full-path="Object 2/popupmenu/" manifest:media-type=""/>
  <manifest:file-entry manifest:full-path="Object 2/content.xml" manifest:media-type="text/xml"/>
  <manifest:file-entry manifest:full-path="Object 2/progressbar/" manifest:media-type=""/>
  <manifest:file-entry manifest:full-path="Object 2/toolpanel/" manifest:media-type=""/>
  <manifest:file-entry manifest:full-path="Object 2/menubar/" manifest:media-type=""/>
  <manifest:file-entry manifest:full-path="Object 2/toolbar/" manifest:media-type=""/>
  <manifest:file-entry manifest:full-path="Object 2/images/Bitmaps/" manifest:media-type=""/>
  <manifest:file-entry manifest:full-path="Object 2/images/" manifest:media-type="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statusbar/" manifest:media-type=""/>
  <manifest:file-entry manifest:full-path="Object 3/accelerator/" manifest:media-type=""/>
  <manifest:file-entry manifest:full-path="Object 3/floater/" manifest:media-type=""/>
  <manifest:file-entry manifest:full-path="Object 3/popupmenu/" manifest:media-type=""/>
  <manifest:file-entry manifest:full-path="Object 3/content.xml" manifest:media-type="text/xml"/>
  <manifest:file-entry manifest:full-path="Object 3/progressbar/" manifest:media-type=""/>
  <manifest:file-entry manifest:full-path="Object 3/toolpanel/" manifest:media-type=""/>
  <manifest:file-entry manifest:full-path="Object 3/menubar/" manifest:media-type=""/>
  <manifest:file-entry manifest:full-path="Object 3/toolbar/" manifest:media-type=""/>
  <manifest:file-entry manifest:full-path="Object 3/images/Bitmaps/" manifest:media-type=""/>
  <manifest:file-entry manifest:full-path="Object 3/images/" manifest:media-type="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statusbar/" manifest:media-type=""/>
  <manifest:file-entry manifest:full-path="Object 4/accelerator/" manifest:media-type=""/>
  <manifest:file-entry manifest:full-path="Object 4/floater/" manifest:media-type=""/>
  <manifest:file-entry manifest:full-path="Object 4/popupmenu/" manifest:media-type=""/>
  <manifest:file-entry manifest:full-path="Object 4/content.xml" manifest:media-type="text/xml"/>
  <manifest:file-entry manifest:full-path="Object 4/progressbar/" manifest:media-type=""/>
  <manifest:file-entry manifest:full-path="Object 4/toolpanel/" manifest:media-type=""/>
  <manifest:file-entry manifest:full-path="Object 4/menubar/" manifest:media-type=""/>
  <manifest:file-entry manifest:full-path="Object 4/toolbar/" manifest:media-type=""/>
  <manifest:file-entry manifest:full-path="Object 4/images/Bitmaps/" manifest:media-type=""/>
  <manifest:file-entry manifest:full-path="Object 4/images/" manifest:media-type="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statusbar/" manifest:media-type=""/>
  <manifest:file-entry manifest:full-path="Object 5/accelerator/" manifest:media-type=""/>
  <manifest:file-entry manifest:full-path="Object 5/floater/" manifest:media-type=""/>
  <manifest:file-entry manifest:full-path="Object 5/popupmenu/" manifest:media-type=""/>
  <manifest:file-entry manifest:full-path="Object 5/content.xml" manifest:media-type="text/xml"/>
  <manifest:file-entry manifest:full-path="Object 5/progressbar/" manifest:media-type=""/>
  <manifest:file-entry manifest:full-path="Object 5/toolpanel/" manifest:media-type=""/>
  <manifest:file-entry manifest:full-path="Object 5/menubar/" manifest:media-type=""/>
  <manifest:file-entry manifest:full-path="Object 5/toolbar/" manifest:media-type=""/>
  <manifest:file-entry manifest:full-path="Object 5/images/Bitmaps/" manifest:media-type=""/>
  <manifest:file-entry manifest:full-path="Object 5/images/" manifest:media-type="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statusbar/" manifest:media-type=""/>
  <manifest:file-entry manifest:full-path="Object 6/accelerator/" manifest:media-type=""/>
  <manifest:file-entry manifest:full-path="Object 6/floater/" manifest:media-type=""/>
  <manifest:file-entry manifest:full-path="Object 6/popupmenu/" manifest:media-type=""/>
  <manifest:file-entry manifest:full-path="Object 6/content.xml" manifest:media-type="text/xml"/>
  <manifest:file-entry manifest:full-path="Object 6/progressbar/" manifest:media-type=""/>
  <manifest:file-entry manifest:full-path="Object 6/toolpanel/" manifest:media-type=""/>
  <manifest:file-entry manifest:full-path="Object 6/menubar/" manifest:media-type=""/>
  <manifest:file-entry manifest:full-path="Object 6/toolbar/" manifest:media-type=""/>
  <manifest:file-entry manifest:full-path="Object 6/images/Bitmaps/" manifest:media-type=""/>
  <manifest:file-entry manifest:full-path="Object 6/images/" manifest:media-type="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5cm" draw:marker-start-width="0.33cm" draw:marker-end-width="0.33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text-properties fo:font-family="'XB Tabriz'" style:font-pitch="variable" fo:font-size="8pt" style:font-size-asian="8pt" style:font-size-complex="8pt"/>
    </style:style>
    <style:style style:name="T1" style:family="text">
      <style:text-properties fo:font-family="'XB Tabriz'" style:font-pitch="variable" fo:font-size="12pt" style:font-size-asian="12pt" style:font-size-complex="12pt"/>
    </style:style>
    <style:style style:name="T2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3" style:family="text">
      <style:text-properties fo:font-family="'XB Tabriz'" style:font-pitch="variable" fo:font-size="8pt" style:font-size-asian="8pt" style:font-family-complex="'XB Tabriz'" style:font-pitch-complex="variable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glue-point draw:id="4" svg:x="-2.288cm" svg:y="-4.051cm"/>
          <draw:custom-shape draw:style-name="gr1" draw:text-style-name="P1" draw:layer="layout" svg:width="0.515cm" svg:height="0.524cm" svg:x="7.023cm" svg:y="1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947cm" svg:height="0.963cm" svg:x="6.796cm" svg:y="1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255cm" svg:height="1.277cm" svg:x="6.652cm" svg:y="1.2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1.625cm" svg:height="1.653cm" svg:x="6.478cm" svg:y="1.0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0.9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23cm" svg:y="1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32cm" svg:y="2.3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6.605cm" svg:y="1.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6cm" svg:x="6.778cm" svg:y="2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6.784cm" svg:y="1.3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1.1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6cm" svg:x="7.664cm" svg:y="1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856cm" svg:y="1.8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674cm" svg:y="2.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4cm" svg:height="0.105cm" svg:x="7.226cm" svg:y="2.4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6.427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7.22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03cm" svg:height="0.105cm" svg:x="8.046cm" svg:y="1.8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layer="layout" svg:width="0.376cm" svg:height="0.325cm" svg:x="7.08cm" svg:y="1.71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draw:g>
        <draw:frame draw:style-name="gr5" draw:text-style-name="P2" draw:layer="layout" svg:width="0.929cm" svg:height="0.983cm" svg:x="7.696cm" svg:y="2.524cm">
          <draw:text-box>
            <text:p><text:span text:style-name="T1">(</text:span><text:span text:style-name="T1">ا</text:span><text:span text:style-name="T1">)</text:span></text:p>
          </draw:text-box>
        </draw:frame>
        <draw:g xml:id="id4" draw:id="id4">
          <draw:glue-point draw:id="4" svg:x="0.328cm" svg:y="1.913cm"/>
          <draw:g>
            <draw:custom-shape draw:style-name="gr1" draw:text-style-name="P1" draw:layer="layout" svg:width="0.367cm" svg:height="0.374cm" svg:x="2.264cm" svg:y="1.6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675cm" svg:height="0.686cm" svg:x="2.102cm" svg:y="1.5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406cm" svg:y="1.49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3cm" svg:height="0.075cm" svg:x="2.413cm" svg:y="2.1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064cm" svg:y="1.8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3cm" svg:height="0.075cm" svg:x="2.737cm" svg:y="1.83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layer="layout" svg:width="0.268cm" svg:height="0.232cm" svg:x="2.305cm" svg:y="1.754cm"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cm" svg:y="0.79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676cm" svg:height="0.686cm" svg:x="2.098cm" svg:y="0.6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3cm" svg:height="0.075cm" svg:x="2.403cm" svg:y="0.6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409cm" svg:y="1.28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061cm" svg:y="0.94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733cm" svg:y="0.94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layer="layout" svg:width="0.268cm" svg:height="0.232cm" svg:x="2.301cm" svg:y="0.865cm"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draw:g>
          <draw:g>
            <draw:custom-shape draw:style-name="gr1" draw:text-style-name="P1" draw:layer="layout" svg:width="0.368cm" svg:height="0.373cm" svg:x="2.267cm" svg:y="2.57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675cm" svg:height="0.687cm" svg:x="2.106cm" svg:y="2.417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4cm" svg:x="2.41cm" svg:y="2.38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416cm" svg:y="3.06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068cm" svg:y="2.7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74cm" svg:y="2.72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layer="layout" svg:width="0.268cm" svg:height="0.232cm" svg:x="2.308cm" svg:y="2.64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draw:g>
          <draw:g>
            <draw:custom-shape draw:style-name="gr1" draw:text-style-name="P1" draw:layer="layout" svg:width="0.367cm" svg:height="0.374cm" svg:x="3.159cm" svg:y="1.68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675cm" svg:height="0.686cm" svg:x="2.997cm" svg:y="1.53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3.301cm" svg:y="1.49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3cm" svg:height="0.075cm" svg:x="3.308cm" svg:y="2.17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2.959cm" svg:y="1.83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3cm" svg:height="0.075cm" svg:x="3.632cm" svg:y="1.83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layer="layout" svg:width="0.269cm" svg:height="0.232cm" svg:x="3.199cm" svg:y="1.754cm"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draw:g>
          <draw:g>
            <draw:custom-shape draw:style-name="gr1" draw:text-style-name="P1" draw:layer="layout" svg:width="0.367cm" svg:height="0.374cm" svg:x="1.38cm" svg:y="1.695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2" draw:text-style-name="P1" draw:layer="layout" svg:width="0.675cm" svg:height="0.687cm" svg:x="1.218cm" svg:y="1.539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1.522cm" svg:y="1.50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3cm" svg:height="0.074cm" svg:x="1.529cm" svg:y="2.18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1.18cm" svg:y="1.841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1" draw:layer="layout" svg:width="0.074cm" svg:height="0.075cm" svg:x="1.852cm" svg:y="1.843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frame draw:style-name="gr4" draw:layer="layout" svg:width="0.268cm" svg:height="0.232cm" svg:x="1.42cm" svg:y="1.761cm"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draw:g>
          <draw:custom-shape draw:style-name="gr6" draw:text-style-name="P1" draw:layer="layout" svg:width="0.388cm" svg:height="0.132cm" svg:x="2.692cm" svg:y="1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svg:x="1.804cm" svg:y="1.8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6) translate (2.376cm 1.61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1" draw:layer="layout" svg:width="0.387cm" svg:height="0.131cm" draw:transform="rotate (1.5707963267946) translate (2.383cm 2.51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5" draw:text-style-name="P2" draw:layer="layout" svg:width="1.2cm" svg:height="0.911cm" svg:x="0.349cm" svg:y="2.404cm">
          <draw:text-box>
            <text:p><text:span text:style-name="T1">(</text:span><text:span text:style-name="T2">ب</text:span><text:span text:style-name="T1">)</text:span></text:p>
          </draw:text-box>
        </draw:frame>
        <draw:frame draw:style-name="gr5" draw:text-style-name="P4" xml:id="id1" draw:id="id1" draw:layer="layout" svg:width="1.51cm" svg:height="0.696cm" svg:x="4.794cm" svg:y="0.514cm">
          <draw:text-box>
            <text:p text:style-name="P3"><text:span text:style-name="T3">بیرونی مدار</text:span></text:p>
          </draw:text-box>
        </draw:frame>
        <draw:connector draw:style-name="gr7" draw:text-style-name="P1" draw:layer="layout" draw:type="curve" svg:x1="6.304cm" svg:y1="0.862cm" svg:x2="6.895cm" svg:y2="1.165cm" draw:start-shape="id1" draw:start-glue-point="1" draw:end-shape="id2" draw:end-glue-point="4" svg:d="m6304 862c394 0 591 101 591 303">
          <text:p/>
        </draw:connector>
        <draw:frame draw:style-name="gr5" draw:text-style-name="P4" xml:id="id3" draw:id="id3" draw:layer="layout" svg:width="2.14cm" svg:height="0.696cm" svg:x="3.721cm" svg:y="2.585cm">
          <draw:text-box>
            <text:p text:style-name="P3"><text:span text:style-name="T3">شریک گرفتی بند</text:span><text:span text:style-name="T3"> </text:span></text:p>
          </draw:text-box>
        </draw:frame>
        <draw:connector draw:style-name="gr7" draw:text-style-name="P1" draw:layer="layout" draw:type="curve" draw:line-skew="2.638cm -1.405cm" svg:x1="3.721cm" svg:y1="2.933cm" svg:x2="2.524cm" svg:y2="2.357cm" draw:start-shape="id3" draw:start-glue-point="3" draw:end-shape="id4" draw:end-glue-point="4" svg:d="m3721 2933c-606 0-505-279-652-416s-545-132-545-1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2-11-04T16:57:01</dc:date>
    <dc:creator>kkk </dc:creator>
    <meta:editing-duration>PT6H59M3S</meta:editing-duration>
    <meta:editing-cycles>33</meta:editing-cycles>
    <meta:generator>LibreOffice/3.3$Linux LibreOffice_project/330m19$Build-401</meta:generator>
    <meta:document-statistic meta:object-count="71"/>
  </office:meta>
</office:document-meta>
</file>

<file path=Object 1/content.xml><?xml version="1.0" encoding="utf-8"?>
<math xmlns="http://www.w3.org/1998/Math/MathML">
  <semantics>
    <mi mathvariant="italic">Si</mi>
    <annotation encoding="StarMath 5.0">Si</annotation>
  </semantics>
</math>
</file>

<file path=Object 2/content.xml><?xml version="1.0" encoding="utf-8"?>
<math xmlns="http://www.w3.org/1998/Math/MathML">
  <semantics>
    <mi mathvariant="italic">Si</mi>
    <annotation encoding="StarMath 5.0">Si</annotation>
  </semantics>
</math>
</file>

<file path=Object 3/content.xml><?xml version="1.0" encoding="utf-8"?>
<math xmlns="http://www.w3.org/1998/Math/MathML">
  <semantics>
    <mi mathvariant="italic">Si</mi>
    <annotation encoding="StarMath 5.0">Si</annotation>
  </semantics>
</math>
</file>

<file path=Object 4/content.xml><?xml version="1.0" encoding="utf-8"?>
<math xmlns="http://www.w3.org/1998/Math/MathML">
  <semantics>
    <mi mathvariant="italic">Si</mi>
    <annotation encoding="StarMath 5.0">Si</annotation>
  </semantics>
</math>
</file>

<file path=Object 5/content.xml><?xml version="1.0" encoding="utf-8"?>
<math xmlns="http://www.w3.org/1998/Math/MathML">
  <semantics>
    <mi mathvariant="italic">Si</mi>
    <annotation encoding="StarMath 5.0">Si</annotation>
  </semantics>
</math>
</file>

<file path=Object 6/content.xml><?xml version="1.0" encoding="utf-8"?>
<math xmlns="http://www.w3.org/1998/Math/MathML">
  <semantics>
    <mi mathvariant="italic">Si</mi>
    <annotation encoding="StarMath 5.0">Si</annotation>
  </semantics>
</math>
</file>